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4-14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9-1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6-2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4-1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9-12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6-13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4-04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2-20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9-19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6-15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4-19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2-07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9-21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4-2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4-13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371657142857" calcext:value-type="float">
            <text:p>4.26371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29574193548" calcext:value-type="float">
            <text:p>4.44329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15775483871" calcext:value-type="float">
            <text:p>4.7315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8584" calcext:value-type="float">
            <text:p>4.63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85496774194" calcext:value-type="float">
            <text:p>4.8618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18168" calcext:value-type="float">
            <text:p>4.73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50632258065" calcext:value-type="float">
            <text:p>4.78850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92415483871" calcext:value-type="float">
            <text:p>4.3292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06476" calcext:value-type="float">
            <text:p>3.860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09019354839" calcext:value-type="float">
            <text:p>3.4500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4548" calcext:value-type="float">
            <text:p>3.11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38704516129" calcext:value-type="float">
            <text:p>3.0438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08124137931" calcext:value-type="float">
            <text:p>3.13308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24206451613" calcext:value-type="float">
            <text:p>3.22724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54967741935" calcext:value-type="float">
            <text:p>3.66054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93576" calcext:value-type="float">
            <text:p>3.6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84709677419" calcext:value-type="float">
            <text:p>4.3318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95824" calcext:value-type="float">
            <text:p>4.32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196051612903" calcext:value-type="float">
            <text:p>3.9119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25470967742" calcext:value-type="float">
            <text:p>3.6602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8268" calcext:value-type="float">
            <text:p>3.6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124735483871" calcext:value-type="float">
            <text:p>3.1712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918742857143" calcext:value-type="float">
            <text:p>2.96918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523587096774" calcext:value-type="float">
            <text:p>2.7352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29728571429" calcext:value-type="float">
            <text:p>2.596297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92258064516" calcext:value-type="float">
            <text:p>3.3749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917883870968" calcext:value-type="float">
            <text:p>3.7291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59204" calcext:value-type="float">
            <text:p>3.985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878451612903" calcext:value-type="float">
            <text:p>4.4087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63232" calcext:value-type="float">
            <text:p>4.51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183819354839" calcext:value-type="float">
            <text:p>4.4818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651174193548" calcext:value-type="float">
            <text:p>4.26651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62792" calcext:value-type="float">
            <text:p>3.65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98529032258" calcext:value-type="float">
            <text:p>3.5939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146" calcext:value-type="float">
            <text:p>3.581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142374193548" calcext:value-type="float">
            <text:p>3.18142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022666666667" calcext:value-type="float">
            <text:p>3.93022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37367741935" calcext:value-type="float">
            <text:p>4.53837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36232258065" calcext:value-type="float">
            <text:p>4.77936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4692" calcext:value-type="float">
            <text:p>4.7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60944516129" calcext:value-type="float">
            <text:p>4.8360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0564" calcext:value-type="float">
            <text:p>4.693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465470967742" calcext:value-type="float">
            <text:p>4.5746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91690322581" calcext:value-type="float">
            <text:p>4.0669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1636" calcext:value-type="float">
            <text:p>3.925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61935483871" calcext:value-type="float">
            <text:p>3.8616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4792" calcext:value-type="float">
            <text:p>4.3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243677419355" calcext:value-type="float">
            <text:p>4.5024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17285714286" calcext:value-type="float">
            <text:p>4.70317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709522580645" calcext:value-type="float">
            <text:p>4.7070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450941935484" calcext:value-type="float">
            <text:p>5.03450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805244444444" calcext:value-type="float">
            <text:p>5.048052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73161290323" calcext:value-type="float">
            <text:p>4.9687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88016" calcext:value-type="float">
            <text:p>4.83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662683870968" calcext:value-type="float">
            <text:p>4.6466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184412903226" calcext:value-type="float">
            <text:p>4.38184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73784" calcext:value-type="float">
            <text:p>3.96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173522580645" calcext:value-type="float">
            <text:p>3.73173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37016" calcext:value-type="float">
            <text:p>3.4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07883870968" calcext:value-type="float">
            <text:p>3.3100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12110344828" calcext:value-type="float">
            <text:p>3.938121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709075862069" calcext:value-type="float">
            <text:p>3.577090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51096774194" calcext:value-type="float">
            <text:p>4.0145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56928" calcext:value-type="float">
            <text:p>4.75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28335483871" calcext:value-type="float">
            <text:p>4.98328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5768" calcext:value-type="float">
            <text:p>4.84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830129032258" calcext:value-type="float">
            <text:p>4.5983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828722580645" calcext:value-type="float">
            <text:p>4.3382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684" calcext:value-type="float">
            <text:p>4.07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211096774193" calcext:value-type="float">
            <text:p>3.862110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59056" calcext:value-type="float">
            <text:p>3.76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16103225806" calcext:value-type="float">
            <text:p>3.64816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508742857143" calcext:value-type="float">
            <text:p>4.45508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316851612903" calcext:value-type="float">
            <text:p>4.4331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96258064516" calcext:value-type="float">
            <text:p>4.4569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2208" calcext:value-type="float">
            <text:p>4.53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86425806452" calcext:value-type="float">
            <text:p>4.45686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46776" calcext:value-type="float">
            <text:p>4.3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072529032258" calcext:value-type="float">
            <text:p>4.18072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044541935484" calcext:value-type="float">
            <text:p>3.7604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4948" calcext:value-type="float">
            <text:p>3.7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15406451613" calcext:value-type="float">
            <text:p>3.66615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0744" calcext:value-type="float">
            <text:p>3.69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723475862069" calcext:value-type="float">
            <text:p>3.967234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21942857143" calcext:value-type="float">
            <text:p>4.11421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25264516129" calcext:value-type="float">
            <text:p>4.2582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707225806452" calcext:value-type="float">
            <text:p>4.5970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40872" calcext:value-type="float">
            <text:p>4.91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043225806452" calcext:value-type="float">
            <text:p>4.8104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88376" calcext:value-type="float">
            <text:p>4.61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990387096774" calcext:value-type="float">
            <text:p>4.2699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647122580645" calcext:value-type="float">
            <text:p>4.2864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88416" calcext:value-type="float">
            <text:p>3.88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86464516129" calcext:value-type="float">
            <text:p>3.918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49136" calcext:value-type="float">
            <text:p>4.46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442916129032" calcext:value-type="float">
            <text:p>4.56442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246528571429" calcext:value-type="float">
            <text:p>4.702465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655690322581" calcext:value-type="float">
            <text:p>4.9965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046606451613" calcext:value-type="float">
            <text:p>5.40046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72968" calcext:value-type="float">
            <text:p>5.39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18038709678" calcext:value-type="float">
            <text:p>5.376180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04685714286" calcext:value-type="float">
            <text:p>5.34604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7155" calcext:value-type="float">
            <text:p>5.177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775703225806" calcext:value-type="float">
            <text:p>4.98775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316" calcext:value-type="float">
            <text:p>4.68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52929032258" calcext:value-type="float">
            <text:p>4.5175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01008" calcext:value-type="float">
            <text:p>4.21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50492" calcext:value-type="float">
            <text:p>3.97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893048275862" calcext:value-type="float">
            <text:p>4.028930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901083870968" calcext:value-type="float">
            <text:p>3.9090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34624" calcext:value-type="float">
            <text:p>4.89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516877419355" calcext:value-type="float">
            <text:p>5.02516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16488" calcext:value-type="float">
            <text:p>4.91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852937931034" calcext:value-type="float">
            <text:p>4.708529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88580645161" calcext:value-type="float">
            <text:p>4.3588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2912" calcext:value-type="float">
            <text:p>4.13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64567741936" calcext:value-type="float">
            <text:p>3.66664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97858064516" calcext:value-type="float">
            <text:p>4.5849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247815384615" calcext:value-type="float">
            <text:p>5.232478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109083870968" calcext:value-type="float">
            <text:p>5.31109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482675862069" calcext:value-type="float">
            <text:p>5.274826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6784" calcext:value-type="float">
            <text:p>5.2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26167741936" calcext:value-type="float">
            <text:p>5.16626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1096" calcext:value-type="float">
            <text:p>5.01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988283870968" calcext:value-type="float">
            <text:p>4.7898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744258064516" calcext:value-type="float">
            <text:p>4.4874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13152" calcext:value-type="float">
            <text:p>4.07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949514285714" calcext:value-type="float">
            <text:p>3.68949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39096" calcext:value-type="float">
            <text:p>3.5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936980645161" calcext:value-type="float">
            <text:p>3.6593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988923076923" calcext:value-type="float">
            <text:p>3.509889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5672" calcext:value-type="float">
            <text:p>3.7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75957894737" calcext:value-type="float">
            <text:p>3.93175957894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426464" calcext:value-type="float">
            <text:p>3.82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380571428571" calcext:value-type="float">
            <text:p>4.32380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44644" calcext:value-type="float">
            <text:p>4.274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893870967742" calcext:value-type="float">
            <text:p>3.7989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47753846154" calcext:value-type="float">
            <text:p>3.410477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88935" calcext:value-type="float">
            <text:p>3.3388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33020689655" calcext:value-type="float">
            <text:p>4.008330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41984516129" calcext:value-type="float">
            <text:p>4.1441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230142857143" calcext:value-type="float">
            <text:p>4.26230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394430769231" calcext:value-type="float">
            <text:p>4.653944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476980645161" calcext:value-type="float">
            <text:p>4.9547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56616" calcext:value-type="float">
            <text:p>5.11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73256" calcext:value-type="float">
            <text:p>4.96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242761290323" calcext:value-type="float">
            <text:p>4.8224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167612903226" calcext:value-type="float">
            <text:p>4.5616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260888888889" calcext:value-type="float">
            <text:p>4.222608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75535483871" calcext:value-type="float">
            <text:p>3.8067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096909090909" calcext:value-type="float">
            <text:p>3.250969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743819354839" calcext:value-type="float">
            <text:p>3.5674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046151724138" calcext:value-type="float">
            <text:p>4.060461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204077419355" calcext:value-type="float">
            <text:p>4.38204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033714285714" calcext:value-type="float">
            <text:p>4.33033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005815384615" calcext:value-type="float">
            <text:p>4.920058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715251612903" calcext:value-type="float">
            <text:p>5.0671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18136" calcext:value-type="float">
            <text:p>5.06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19664516129" calcext:value-type="float">
            <text:p>4.9531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80025806452" calcext:value-type="float">
            <text:p>4.70680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87616" calcext:value-type="float">
            <text:p>4.51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666787096774" calcext:value-type="float">
            <text:p>4.2866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74288" calcext:value-type="float">
            <text:p>4.16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330787096774" calcext:value-type="float">
            <text:p>4.0733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521028571429" calcext:value-type="float">
            <text:p>3.80521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459277419355" calcext:value-type="float">
            <text:p>3.4645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07535483871" calcext:value-type="float">
            <text:p>4.0810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39616" calcext:value-type="float">
            <text:p>4.21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939741935484" calcext:value-type="float">
            <text:p>4.5193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76032" calcext:value-type="float">
            <text:p>4.5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566116129032" calcext:value-type="float">
            <text:p>4.5156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878451612903" calcext:value-type="float">
            <text:p>4.4087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55488" calcext:value-type="float">
            <text:p>4.36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972722580645" calcext:value-type="float">
            <text:p>4.4297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32942857143" calcext:value-type="float">
            <text:p>4.48632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27171428571" calcext:value-type="float">
            <text:p>4.62327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159458064516" calcext:value-type="float">
            <text:p>4.94159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405832258065" calcext:value-type="float">
            <text:p>5.0140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57864" calcext:value-type="float">
            <text:p>4.94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015458064516" calcext:value-type="float">
            <text:p>4.8501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4424" calcext:value-type="float">
            <text:p>4.73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98090322581" calcext:value-type="float">
            <text:p>4.5789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200619354839" calcext:value-type="float">
            <text:p>4.30200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53944" calcext:value-type="float">
            <text:p>4.09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954890322581" calcext:value-type="float">
            <text:p>3.78954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76176" calcext:value-type="float">
            <text:p>3.74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236541935484" calcext:value-type="float">
            <text:p>3.88236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12942857143" calcext:value-type="float">
            <text:p>3.64812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582451612903" calcext:value-type="float">
            <text:p>3.5858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19741935484" calcext:value-type="float">
            <text:p>4.0621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69328" calcext:value-type="float">
            <text:p>4.51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952064" calcext:value-type="float">
            <text:p>4.729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149066666667" calcext:value-type="float">
            <text:p>4.39149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07312" calcext:value-type="float">
            <text:p>3.97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8496" calcext:value-type="float">
            <text:p>3.8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914425806452" calcext:value-type="float">
            <text:p>3.6491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6324" calcext:value-type="float">
            <text:p>4.1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76593548387" calcext:value-type="float">
            <text:p>4.0757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289406896552" calcext:value-type="float">
            <text:p>4.052894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98529032258" calcext:value-type="float">
            <text:p>4.3559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0656" calcext:value-type="float">
            <text:p>4.7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0712" calcext:value-type="float">
            <text:p>4.6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690133333333" calcext:value-type="float">
            <text:p>4.58690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4795" calcext:value-type="float">
            <text:p>4.074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1702" calcext:value-type="float">
            <text:p>3.711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179127272727" calcext:value-type="float">
            <text:p>3.871791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715034482759" calcext:value-type="float">
            <text:p>3.60715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217714285714" calcext:value-type="float">
            <text:p>3.81217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641341935484" calcext:value-type="float">
            <text:p>4.26641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6524" calcext:value-type="float">
            <text:p>4.44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972" calcext:value-type="float">
            <text:p>4.47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137548387097" calcext:value-type="float">
            <text:p>4.49137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359733333333" calcext:value-type="float">
            <text:p>4.31359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539612903226" calcext:value-type="float">
            <text:p>3.8453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7424" calcext:value-type="float">
            <text:p>3.45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80975483871" calcext:value-type="float">
            <text:p>3.5580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088542857143" calcext:value-type="float">
            <text:p>3.60088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198374193548" calcext:value-type="float">
            <text:p>3.85198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77832258065" calcext:value-type="float">
            <text:p>3.91677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352352" calcext:value-type="float">
            <text:p>4.813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7456" calcext:value-type="float">
            <text:p>4.5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0644" calcext:value-type="float">
            <text:p>4.39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96464516129" calcext:value-type="float">
            <text:p>4.299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4448" calcext:value-type="float">
            <text:p>4.04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348722580645" calcext:value-type="float">
            <text:p>4.0334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20628571429" calcext:value-type="float">
            <text:p>4.53520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05367741935" calcext:value-type="float">
            <text:p>5.02605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93462068966" calcext:value-type="float">
            <text:p>5.099934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24712" calcext:value-type="float">
            <text:p>5.19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411019354839" calcext:value-type="float">
            <text:p>5.1341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888" calcext:value-type="float">
            <text:p>5.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853522580645" calcext:value-type="float">
            <text:p>4.79853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610064516129" calcext:value-type="float">
            <text:p>4.5661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657171428572" calcext:value-type="float">
            <text:p>4.356571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478219354839" calcext:value-type="float">
            <text:p>4.41478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30136" calcext:value-type="float">
            <text:p>4.50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42967741935" calcext:value-type="float">
            <text:p>4.60542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8444137931" calcext:value-type="float">
            <text:p>4.91684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20541935484" calcext:value-type="float">
            <text:p>4.8882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13935483871" calcext:value-type="float">
            <text:p>4.9741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67184" calcext:value-type="float">
            <text:p>5.03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1128" calcext:value-type="float">
            <text:p>4.9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0466" calcext:value-type="float">
            <text:p>4.490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37806451613" calcext:value-type="float">
            <text:p>4.3153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112180645161" calcext:value-type="float">
            <text:p>3.9611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5056" calcext:value-type="float">
            <text:p>3.86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59329032258" calcext:value-type="float">
            <text:p>3.88659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474" calcext:value-type="float">
            <text:p>3.6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38864516129" calcext:value-type="float">
            <text:p>3.933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20438709677" calcext:value-type="float">
            <text:p>4.42520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56168" calcext:value-type="float">
            <text:p>4.65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91793548387" calcext:value-type="float">
            <text:p>4.5299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05832" calcext:value-type="float">
            <text:p>4.31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773290322581" calcext:value-type="float">
            <text:p>3.7377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178090322581" calcext:value-type="float">
            <text:p>4.1217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11504" calcext:value-type="float">
            <text:p>3.92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59070967742" calcext:value-type="float">
            <text:p>3.68159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90672" calcext:value-type="float">
            <text:p>4.1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86993548387" calcext:value-type="float">
            <text:p>4.1458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765057142857" calcext:value-type="float">
            <text:p>4.49765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18495483871" calcext:value-type="float">
            <text:p>4.6218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704877419355" calcext:value-type="float">
            <text:p>4.8270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394485714286" calcext:value-type="float">
            <text:p>4.78394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29703225806" calcext:value-type="float">
            <text:p>4.73629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46848" calcext:value-type="float">
            <text:p>4.5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706683870968" calcext:value-type="float">
            <text:p>4.3570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466683870968" calcext:value-type="float">
            <text:p>4.2046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2312" calcext:value-type="float">
            <text:p>3.9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691741935484" calcext:value-type="float">
            <text:p>3.7269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85" calcext:value-type="float">
            <text:p>3.2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874606451613" calcext:value-type="float">
            <text:p>3.0687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800542857143" calcext:value-type="float">
            <text:p>3.41800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67096774193" calcext:value-type="float">
            <text:p>3.770670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69703225806" calcext:value-type="float">
            <text:p>3.74569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220496551724" calcext:value-type="float">
            <text:p>3.952204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139972413793" calcext:value-type="float">
            <text:p>4.551399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99248" calcext:value-type="float">
            <text:p>4.5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298941935484" calcext:value-type="float">
            <text:p>4.3029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028" calcext:value-type="float">
            <text:p>3.90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25144" calcext:value-type="float">
            <text:p>3.91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488103225807" calcext:value-type="float">
            <text:p>4.07488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959144827586" calcext:value-type="float">
            <text:p>4.009591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312851612903" calcext:value-type="float">
            <text:p>4.11312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21104516129" calcext:value-type="float">
            <text:p>4.2021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83104516129" calcext:value-type="float">
            <text:p>4.2783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13152" calcext:value-type="float">
            <text:p>4.07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91458064516" calcext:value-type="float">
            <text:p>3.6919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13470967742" calcext:value-type="float">
            <text:p>3.46213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5816" calcext:value-type="float">
            <text:p>3.45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006477419355" calcext:value-type="float">
            <text:p>3.05006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9848" calcext:value-type="float">
            <text:p>3.6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881470967742" calcext:value-type="float">
            <text:p>3.5688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938" calcext:value-type="float">
            <text:p>3.313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161987096774" calcext:value-type="float">
            <text:p>3.5216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90296774194" calcext:value-type="float">
            <text:p>4.10290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11216" calcext:value-type="float">
            <text:p>4.35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142787096774" calcext:value-type="float">
            <text:p>4.2714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816331034483" calcext:value-type="float">
            <text:p>4.118163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660490322581" calcext:value-type="float">
            <text:p>3.8566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54864516129" calcext:value-type="float">
            <text:p>3.5785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9536" calcext:value-type="float">
            <text:p>3.5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10141935484" calcext:value-type="float">
            <text:p>3.29410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16728" calcext:value-type="float">
            <text:p>3.07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446012903226" calcext:value-type="float">
            <text:p>3.2144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407685714286" calcext:value-type="float">
            <text:p>3.55407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861677419355" calcext:value-type="float">
            <text:p>4.4186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87458064516" calcext:value-type="float">
            <text:p>4.51487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4584" calcext:value-type="float">
            <text:p>5.24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39096774194" calcext:value-type="float">
            <text:p>4.9593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12896" calcext:value-type="float">
            <text:p>5.44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49264516129" calcext:value-type="float">
            <text:p>5.4164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93961290323" calcext:value-type="float">
            <text:p>4.72793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92712" calcext:value-type="float">
            <text:p>3.71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710916129032" calcext:value-type="float">
            <text:p>3.1471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66536" calcext:value-type="float">
            <text:p>3.14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39329032258" calcext:value-type="float">
            <text:p>3.42939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610571428571" calcext:value-type="float">
            <text:p>3.67610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931741935484" calcext:value-type="float">
            <text:p>3.8793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21152" calcext:value-type="float">
            <text:p>4.1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19974193548" calcext:value-type="float">
            <text:p>4.05619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9424" calcext:value-type="float">
            <text:p>3.90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688851612903" calcext:value-type="float">
            <text:p>3.7168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32624516129" calcext:value-type="float">
            <text:p>3.5132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90256" calcext:value-type="float">
            <text:p>3.3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731690322581" calcext:value-type="float">
            <text:p>3.4573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23" calcext:value-type="float">
            <text:p>3.1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289883870968" calcext:value-type="float">
            <text:p>3.01289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864137931034" calcext:value-type="float">
            <text:p>3.318641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58632258064" calcext:value-type="float">
            <text:p>3.14258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341316129032" calcext:value-type="float">
            <text:p>3.2934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1312" calcext:value-type="float">
            <text:p>3.74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92916129032" calcext:value-type="float">
            <text:p>3.99292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91872" calcext:value-type="float">
            <text:p>3.80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409522580645" calcext:value-type="float">
            <text:p>3.5640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12774193548" calcext:value-type="float">
            <text:p>3.0991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49248" calcext:value-type="float">
            <text:p>2.6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033780645161" calcext:value-type="float">
            <text:p>2.2603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048" calcext:value-type="float">
            <text:p>2.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846322580645" calcext:value-type="float">
            <text:p>2.6984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078" calcext:value-type="float">
            <text:p>2.4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69496774193" calcext:value-type="float">
            <text:p>2.438694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42838709677" calcext:value-type="float">
            <text:p>3.5504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20088" calcext:value-type="float">
            <text:p>3.98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80588" calcext:value-type="float">
            <text:p>4.12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813187096774" calcext:value-type="float">
            <text:p>3.8081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061070967742" calcext:value-type="float">
            <text:p>3.4606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72736" calcext:value-type="float">
            <text:p>3.0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24670967742" calcext:value-type="float">
            <text:p>2.45324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95224" calcext:value-type="float">
            <text:p>2.5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38619354839" calcext:value-type="float">
            <text:p>2.77038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245342857143" calcext:value-type="float">
            <text:p>3.19245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570787096774" calcext:value-type="float">
            <text:p>4.2257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2506" calcext:value-type="float">
            <text:p>4.302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18992" calcext:value-type="float">
            <text:p>4.17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146567741936" calcext:value-type="float">
            <text:p>4.13146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38224" calcext:value-type="float">
            <text:p>3.96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247858064516" calcext:value-type="float">
            <text:p>3.6324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614322580645" calcext:value-type="float">
            <text:p>3.18614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53004" calcext:value-type="float">
            <text:p>2.835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41935483871" calcext:value-type="float">
            <text:p>3.0234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8008" calcext:value-type="float">
            <text:p>2.4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24658064516" calcext:value-type="float">
            <text:p>2.1572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714771428571" calcext:value-type="float">
            <text:p>2.10714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7681" calcext:value-type="float">
            <text:p>2.5276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2602" calcext:value-type="float">
            <text:p>3.292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606219354839" calcext:value-type="float">
            <text:p>3.22606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811914285714" calcext:value-type="float">
            <text:p>3.34811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882012903226" calcext:value-type="float">
            <text:p>3.8088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801058064516" calcext:value-type="float">
            <text:p>3.6980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24432" calcext:value-type="float">
            <text:p>3.95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01615483871" calcext:value-type="float">
            <text:p>4.0701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07011764706" calcext:value-type="float">
            <text:p>3.7210701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247122580645" calcext:value-type="float">
            <text:p>2.7624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24328" calcext:value-type="float">
            <text:p>2.80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517" calcext:value-type="float">
            <text:p>2.612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451815384615" calcext:value-type="float">
            <text:p>2.504518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6596" calcext:value-type="float">
            <text:p>2.73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2001" calcext:value-type="float">
            <text:p>2.802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108104347826" calcext:value-type="float">
            <text:p>3.48108104347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9712" calcext:value-type="float">
            <text:p>3.85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90064516129" calcext:value-type="float">
            <text:p>3.7279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263225806452" calcext:value-type="float">
            <text:p>3.3626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04056" calcext:value-type="float">
            <text:p>2.9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443" calcext:value-type="float">
            <text:p>4.3064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153780645161" calcext:value-type="float">
            <text:p>4.2415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1945" calcext:value-type="float">
            <text:p>4.131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48125" calcext:value-type="float">
            <text:p>4.214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846683870968" calcext:value-type="float">
            <text:p>4.1284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3208" calcext:value-type="float">
            <text:p>3.9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62193548387" calcext:value-type="float">
            <text:p>3.6856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999483870968" calcext:value-type="float">
            <text:p>3.3999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55992" calcext:value-type="float">
            <text:p>3.29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21032258064" calcext:value-type="float">
            <text:p>3.18221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33952" calcext:value-type="float">
            <text:p>2.9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131569230769" calcext:value-type="float">
            <text:p>3.141315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34967741935" calcext:value-type="float">
            <text:p>3.96534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674" calcext:value-type="float">
            <text:p>3.995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556" calcext:value-type="float">
            <text:p>3.8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522" calcext:value-type="float">
            <text:p>3.6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81264516129" calcext:value-type="float">
            <text:p>3.4048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23664516129" calcext:value-type="float">
            <text:p>2.9872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1816" calcext:value-type="float">
            <text:p>2.92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30655483871" calcext:value-type="float">
            <text:p>3.6830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0592" calcext:value-type="float">
            <text:p>3.7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45164" calcext:value-type="float">
            <text:p>3.674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826933333333" calcext:value-type="float">
            <text:p>3.84826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145187096774" calcext:value-type="float">
            <text:p>3.7014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8036" calcext:value-type="float">
            <text:p>4.0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714514285714" calcext:value-type="float">
            <text:p>3.93714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8776" calcext:value-type="float">
            <text:p>3.6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25" calcext:value-type="float">
            <text:p>3.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7032" calcext:value-type="float">
            <text:p>3.1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8996" calcext:value-type="float">
            <text:p>2.88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9968" calcext:value-type="float">
            <text:p>3.2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8972" calcext:value-type="float">
            <text:p>3.45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5248" calcext:value-type="float">
            <text:p>3.6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7612" calcext:value-type="float">
            <text:p>4.00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93142857143" calcext:value-type="float">
            <text:p>3.96893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0668" calcext:value-type="float">
            <text:p>3.8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612" calcext:value-type="float">
            <text:p>3.49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2544" calcext:value-type="float">
            <text:p>3.0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5136" calcext:value-type="float">
            <text:p>2.4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5668" calcext:value-type="float">
            <text:p>1.9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5568" calcext:value-type="float">
            <text:p>2.3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5712" calcext:value-type="float">
            <text:p>2.7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7104" calcext:value-type="float">
            <text:p>4.0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679885714286" calcext:value-type="float">
            <text:p>3.99679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476" calcext:value-type="float">
            <text:p>3.68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2604" calcext:value-type="float">
            <text:p>3.56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7644" calcext:value-type="float">
            <text:p>3.2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64" calcext:value-type="float">
            <text:p>2.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02" calcext:value-type="float">
            <text:p>2.8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21" calcext:value-type="float">
            <text:p>2.83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35" calcext:value-type="float">
            <text:p>2.6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8604" calcext:value-type="float">
            <text:p>3.3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42" calcext:value-type="float">
            <text:p>3.61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8024" calcext:value-type="float">
            <text:p>3.7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368" calcext:value-type="float">
            <text:p>4.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2578" calcext:value-type="float">
            <text:p>3.86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9504" calcext:value-type="float">
            <text:p>4.1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0404" calcext:value-type="float">
            <text:p>3.74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41" calcext:value-type="float">
            <text:p>3.5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6312" calcext:value-type="float">
            <text:p>3.7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2794" calcext:value-type="float">
            <text:p>3.812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2392" calcext:value-type="float">
            <text:p>4.1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9476" calcext:value-type="float">
            <text:p>4.1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31657142857" calcext:value-type="float">
            <text:p>4.11131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292" calcext:value-type="float">
            <text:p>3.73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5072" calcext:value-type="float">
            <text:p>2.7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404" calcext:value-type="float">
            <text:p>3.48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99" calcext:value-type="float">
            <text:p>3.0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9328" calcext:value-type="float">
            <text:p>3.2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028685714286" calcext:value-type="float">
            <text:p>3.71028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9804" calcext:value-type="float">
            <text:p>4.01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2136" calcext:value-type="float">
            <text:p>3.8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0488" calcext:value-type="float">
            <text:p>3.6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9528" calcext:value-type="float">
            <text:p>3.5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1896" calcext:value-type="float">
            <text:p>3.2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22" calcext:value-type="float">
            <text:p>2.77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196" calcext:value-type="float">
            <text:p>2.58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067314285714" calcext:value-type="float">
            <text:p>3.97067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954" calcext:value-type="float">
            <text:p>3.9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6124" calcext:value-type="float">
            <text:p>3.78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0108" calcext:value-type="float">
            <text:p>3.1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6372" calcext:value-type="float">
            <text:p>2.9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99184" calcext:value-type="float">
            <text:p>2.6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028" calcext:value-type="float">
            <text:p>2.76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47657142857" calcext:value-type="float">
            <text:p>3.10547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1892" calcext:value-type="float">
            <text:p>3.96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954" calcext:value-type="float">
            <text:p>3.9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412" calcext:value-type="float">
            <text:p>3.7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5636" calcext:value-type="float">
            <text:p>2.67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5604" calcext:value-type="float">
            <text:p>2.1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8484" calcext:value-type="float">
            <text:p>2.3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581257142857" calcext:value-type="float">
            <text:p>2.74581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101371428571" calcext:value-type="float">
            <text:p>3.32101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0424" calcext:value-type="float">
            <text:p>3.9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6532" calcext:value-type="float">
            <text:p>4.2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468" calcext:value-type="float">
            <text:p>3.99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5268" calcext:value-type="float">
            <text:p>3.79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5184" calcext:value-type="float">
            <text:p>3.8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858514285714" calcext:value-type="float">
            <text:p>4.02858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62656" calcext:value-type="float">
            <text:p>4.1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374628571429" calcext:value-type="float">
            <text:p>4.28374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484" calcext:value-type="float">
            <text:p>4.50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116" calcext:value-type="float">
            <text:p>4.2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352" calcext:value-type="float">
            <text:p>4.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588" calcext:value-type="float">
            <text:p>3.8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3856" calcext:value-type="float">
            <text:p>3.6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781257142857" calcext:value-type="float">
            <text:p>3.50781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3268" calcext:value-type="float">
            <text:p>3.03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25792" calcext:value-type="float">
            <text:p>3.2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796571428571" calcext:value-type="float">
            <text:p>3.31796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5332" calcext:value-type="float">
            <text:p>3.54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508" calcext:value-type="float">
            <text:p>3.8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1788" calcext:value-type="float">
            <text:p>3.89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3816" calcext:value-type="float">
            <text:p>3.3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6044" calcext:value-type="float">
            <text:p>3.14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127085714286" calcext:value-type="float">
            <text:p>3.20127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2272" calcext:value-type="float">
            <text:p>3.1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66144" calcext:value-type="float">
            <text:p>3.6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67542857143" calcext:value-type="float">
            <text:p>3.82567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9948" calcext:value-type="float">
            <text:p>4.40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3448" calcext:value-type="float">
            <text:p>4.4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8584" calcext:value-type="float">
            <text:p>4.4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068" calcext:value-type="float">
            <text:p>4.22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7208" calcext:value-type="float">
            <text:p>4.0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142" calcext:value-type="float">
            <text:p>3.7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756" calcext:value-type="float">
            <text:p>3.50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97142857143" calcext:value-type="float">
            <text:p>3.1459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4612" calcext:value-type="float">
            <text:p>2.86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244" calcext:value-type="float">
            <text:p>3.34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81296" calcext:value-type="float">
            <text:p>3.0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285485714286" calcext:value-type="float">
            <text:p>3.68285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548" calcext:value-type="float">
            <text:p>4.51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5884" calcext:value-type="float">
            <text:p>4.4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8592" calcext:value-type="float">
            <text:p>4.2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1788" calcext:value-type="float">
            <text:p>3.89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2688" calcext:value-type="float">
            <text:p>3.4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6816" calcext:value-type="float">
            <text:p>3.2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067657142857" calcext:value-type="float">
            <text:p>2.80067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3624" calcext:value-type="float">
            <text:p>2.8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3224" calcext:value-type="float">
            <text:p>3.4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68" calcext:value-type="float">
            <text:p>3.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5296" calcext:value-type="float">
            <text:p>3.7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6268" calcext:value-type="float">
            <text:p>4.17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508" calcext:value-type="float">
            <text:p>4.19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9344" calcext:value-type="float">
            <text:p>4.1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756" calcext:value-type="float">
            <text:p>3.88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288457142857" calcext:value-type="float">
            <text:p>3.70288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2708" calcext:value-type="float">
            <text:p>3.63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6248" calcext:value-type="float">
            <text:p>4.0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764" calcext:value-type="float">
            <text:p>3.95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8348" calcext:value-type="float">
            <text:p>4.30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068" calcext:value-type="float">
            <text:p>4.22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0476" calcext:value-type="float">
            <text:p>4.5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1784" calcext:value-type="float">
            <text:p>4.6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5104" calcext:value-type="float">
            <text:p>4.5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9684" calcext:value-type="float">
            <text:p>4.32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0736" calcext:value-type="float">
            <text:p>4.1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693714285714" calcext:value-type="float">
            <text:p>3.79693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132" calcext:value-type="float">
            <text:p>3.21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8748" calcext:value-type="float">
            <text:p>3.6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308" calcext:value-type="float">
            <text:p>3.48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7984" calcext:value-type="float">
            <text:p>3.4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8004" calcext:value-type="float">
            <text:p>3.58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3448" calcext:value-type="float">
            <text:p>4.4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3824" calcext:value-type="float">
            <text:p>4.4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2252" calcext:value-type="float">
            <text:p>4.3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116" calcext:value-type="float">
            <text:p>4.23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29" calcext:value-type="float">
            <text:p>4.1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002971428571" calcext:value-type="float">
            <text:p>3.83002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8192" calcext:value-type="float">
            <text:p>3.5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436" calcext:value-type="float">
            <text:p>3.36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86" calcext:value-type="float">
            <text:p>2.81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4532" calcext:value-type="float">
            <text:p>3.4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2728" calcext:value-type="float">
            <text:p>3.7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0464" calcext:value-type="float">
            <text:p>4.2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6428" calcext:value-type="float">
            <text:p>4.1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341485714286" calcext:value-type="float">
            <text:p>4.35341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4744" calcext:value-type="float">
            <text:p>4.1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066" calcext:value-type="float">
            <text:p>4.01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3784" calcext:value-type="float">
            <text:p>4.1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3392" calcext:value-type="float">
            <text:p>4.5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6896" calcext:value-type="float">
            <text:p>5.1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42" calcext:value-type="float">
            <text:p>5.13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3368" calcext:value-type="float">
            <text:p>5.1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076" calcext:value-type="float">
            <text:p>5.05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616" calcext:value-type="float">
            <text:p>4.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127771428571" calcext:value-type="float">
            <text:p>4.67127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1472" calcext:value-type="float">
            <text:p>4.4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1048" calcext:value-type="float">
            <text:p>4.3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3364" calcext:value-type="float">
            <text:p>4.56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3072" calcext:value-type="float">
            <text:p>4.5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7" calcext:value-type="float">
            <text:p>4.58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476" calcext:value-type="float">
            <text:p>4.82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0816" calcext:value-type="float">
            <text:p>4.7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948" calcext:value-type="float">
            <text:p>4.66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8284" calcext:value-type="float">
            <text:p>4.5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964" calcext:value-type="float">
            <text:p>4.41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0784" calcext:value-type="float">
            <text:p>4.2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133142857143" calcext:value-type="float">
            <text:p>4.12133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516" calcext:value-type="float">
            <text:p>3.49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578" calcext:value-type="float">
            <text:p>3.06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7356" calcext:value-type="float">
            <text:p>2.4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2972" calcext:value-type="float">
            <text:p>2.4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5376" calcext:value-type="float">
            <text:p>3.1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556" calcext:value-type="float">
            <text:p>3.43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84" calcext:value-type="float">
            <text:p>3.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1152" calcext:value-type="float">
            <text:p>4.3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0344" calcext:value-type="float">
            <text:p>4.5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4312" calcext:value-type="float">
            <text:p>4.2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321142857143" calcext:value-type="float">
            <text:p>3.92321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044" calcext:value-type="float">
            <text:p>3.65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2348" calcext:value-type="float">
            <text:p>3.29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476" calcext:value-type="float">
            <text:p>2.91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692" calcext:value-type="float">
            <text:p>2.99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1916" calcext:value-type="float">
            <text:p>3.39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8884" calcext:value-type="float">
            <text:p>4.27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1848" calcext:value-type="float">
            <text:p>4.3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7192" calcext:value-type="float">
            <text:p>4.4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7052" calcext:value-type="float">
            <text:p>4.6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5848" calcext:value-type="float">
            <text:p>4.6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1736" calcext:value-type="float">
            <text:p>4.4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8656" calcext:value-type="float">
            <text:p>3.9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9332" calcext:value-type="float">
            <text:p>3.7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08" calcext:value-type="float">
            <text:p>3.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748" calcext:value-type="float">
            <text:p>3.9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3448" calcext:value-type="float">
            <text:p>4.4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4936" calcext:value-type="float">
            <text:p>4.6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8728" calcext:value-type="float">
            <text:p>4.8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614" calcext:value-type="float">
            <text:p>4.67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1" calcext:value-type="float">
            <text:p>4.48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464" calcext:value-type="float">
            <text:p>4.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452" calcext:value-type="float">
            <text:p>3.87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8004" calcext:value-type="float">
            <text:p>3.58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5076" calcext:value-type="float">
            <text:p>3.2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9188" calcext:value-type="float">
            <text:p>3.4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004" calcext:value-type="float">
            <text:p>4.09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556" calcext:value-type="float">
            <text:p>4.19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9552" calcext:value-type="float">
            <text:p>4.2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664571428572" calcext:value-type="float">
            <text:p>4.186645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0216" calcext:value-type="float">
            <text:p>3.7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6244" calcext:value-type="float">
            <text:p>3.4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6316" calcext:value-type="float">
            <text:p>3.03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0232" calcext:value-type="float">
            <text:p>2.1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2492" calcext:value-type="float">
            <text:p>2.4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148" calcext:value-type="float">
            <text:p>2.20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268" calcext:value-type="float">
            <text:p>2.39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7928" calcext:value-type="float">
            <text:p>2.2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458171428571" calcext:value-type="float">
            <text:p>3.67458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2452" calcext:value-type="float">
            <text:p>3.36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9872" calcext:value-type="float">
            <text:p>3.0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1628" calcext:value-type="float">
            <text:p>2.61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3216" calcext:value-type="float">
            <text:p>2.3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508" calcext:value-type="float">
            <text:p>3.04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348" calcext:value-type="float">
            <text:p>3.7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3784" calcext:value-type="float">
            <text:p>4.1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9868" calcext:value-type="float">
            <text:p>5.0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1608" calcext:value-type="float">
            <text:p>4.9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250894850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379657142857" calcext:value-type="float">
            <text:p>4.90379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692" meta:object-count="0"/>
    <meta:user-defined meta:name="AppVersion">3.0</meta:user-defined>
  </office:meta>
</office:document-meta>
</file>